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5120" officeooo:paragraph-rsid="001beaab"/>
    </style:style>
    <style:style style:name="P2" style:family="paragraph" style:parent-style-name="Standard">
      <style:text-properties officeooo:rsid="001ed4c1" officeooo:paragraph-rsid="001beaab"/>
    </style:style>
    <style:style style:name="P3" style:family="paragraph" style:parent-style-name="Standard">
      <style:text-properties officeooo:rsid="0017509e" officeooo:paragraph-rsid="001beaab"/>
    </style:style>
    <style:style style:name="P4" style:family="paragraph" style:parent-style-name="Standard">
      <style:text-properties officeooo:rsid="00109d63" officeooo:paragraph-rsid="001beaab"/>
    </style:style>
    <style:style style:name="P5" style:family="paragraph" style:parent-style-name="Standard">
      <style:text-properties officeooo:rsid="001beaab" officeooo:paragraph-rsid="001beaab"/>
    </style:style>
    <style:style style:name="T1" style:family="text">
      <style:text-properties officeooo:rsid="001bea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Testy jednostkowe i Smoke tests</text:p>
      <text:p text:style-name="P2">Testy jednostkowe są wykonywane przez programistę Grzegorz Wołos zgodnie z ich zastosowaniem.</text:p>
      <text:p text:style-name="P1">Także Smoke testy są wykonywane przez programistę Grzegorz Wołos, ponieważ jest jedynym czynnym programistą i dlatego <text:s/>nie ma konfliktu kodu.</text:p>
      <text:p text:style-name="P5">NIE WYMAGANE JEST UDOKUMENTOWANIE POWYŻSZYCH TESTÓW.</text:p>
      <text:p text:style-name="P1"/>
      <text:p text:style-name="P5">2. Testy integracyjne</text:p>
      <text:p text:style-name="P3">Wykonanie przypadków testowych wymienionych niżej:</text:p>
      <text:p text:style-name="P3">LOG_1, LOG_2,REG_1,ABO_1,HEL_1</text:p>
      <text:p text:style-name="P3">Wykonanie testów integracyjnych będzie wykonywane 26.04.2016.</text:p>
      <text:p text:style-name="P3"/>
      <text:p text:style-name="P3">Osobą odpowiedzialną za wykonanie testów będzie Julian Lejk.</text:p>
      <text:p text:style-name="P3"/>
      <text:p text:style-name="P4"><text:span text:style-name="T1">3. </text:span>Testy regresyjne i testy całego systemu zostaną połączone ze względu na małą ilość czasu pozostałą do pokazania klientowi gotowej aplikacji.</text:p>
      <text:p text:style-name="P4"/>
      <text:p text:style-name="P4">Testy te zostaną wdrożone 1.0<text:span text:style-name="T1">6</text:span>.2016. </text:p>
      <text:p text:style-name="P4"/>
      <text:p text:style-name="P4">Bezwzględnie wymagane będzie odtworzenie wszystkich przypadków testow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1S</meta:editing-duration>
    <meta:editing-cycles>3</meta:editing-cycles>
    <meta:generator>LibreOffice/5.1.1.3$Windows_x86 LibreOffice_project/89f508ef3ecebd2cfb8e1def0f0ba9a803b88a6d</meta:generator>
    <dc:date>2016-04-25T13:16:01.376000000</dc:date>
    <meta:document-statistic meta:table-count="0" meta:image-count="0" meta:object-count="0" meta:page-count="1" meta:paragraph-count="12" meta:word-count="101" meta:character-count="795" meta:non-whitespace-character-count="704"/>
    <meta:user-defined meta:name="Info 1"/>
    <meta:user-defined meta:name="Info 2"/>
    <meta:user-defined meta:name="Info 3"/>
    <meta:user-defined meta:name="Info 4"/>
  </office:meta>
</office:document-meta>
</file>